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6100" officeooo:paragraph-rsid="00156100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6fb7f" officeooo:paragraph-rsid="0018652b" style:letter-kerning="true" style:font-name-asian="DejaVu Sans" style:font-size-asian="12pt" style:font-style-asian="normal" style:font-weight-asian="normal" style:font-name-complex="OpenSymbol1" style:font-size-complex="12pt" style:text-emphasize="non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8652b" officeooo:paragraph-rsid="0018652b" style:letter-kerning="true" style:font-name-asian="DejaVu Sans" style:font-size-asian="12pt" style:font-style-asian="normal" style:font-weight-asian="normal" style:font-name-complex="OpenSymbol1" style:font-size-complex="12pt" style:text-emphasize="none"/>
    </style:style>
    <style:style style:name="P4" style:family="paragraph" style:parent-style-name="Standard">
      <style:text-properties officeooo:rsid="0016fb7f" officeooo:paragraph-rsid="0016fb7f"/>
    </style:style>
    <style:style style:name="P5" style:family="paragraph" style:parent-style-name="Blue_5f_Curve1_7e_LT_7e_Gliederung_20_1">
      <style:paragraph-properties fo:text-align="start" style:justify-single-word="false"/>
      <style:text-properties fo:color="#000000" style:font-name="Liberation Serif" fo:font-size="12pt" officeooo:rsid="0016fb7f" officeooo:paragraph-rsid="0016fb7f" style:font-size-asian="12pt" style:font-size-complex="12pt"/>
    </style:style>
    <style:style style:name="P6" style:family="paragraph" style:parent-style-name="Blue_5f_Curve1_7e_LT_7e_Gliederung_20_1">
      <style:text-properties style:use-window-font-color="true" fo:font-size="12pt" officeooo:rsid="00156100" style:font-size-asian="12pt" style:font-size-complex="12pt"/>
    </style:style>
    <style:style style:name="P7" style:family="paragraph" style:parent-style-name="Blue_5f_Curve1_7e_LT_7e_Gliederung_20_1">
      <style:text-properties style:use-window-font-color="true" fo:font-size="12pt" officeooo:rsid="001b92fe" officeooo:paragraph-rsid="001b92fe" style:font-size-asian="12pt" style:font-size-complex="12pt"/>
    </style:style>
    <style:style style:name="P8" style:family="paragraph" style:parent-style-name="Blue_5f_Curve1_7e_LT_7e_Gliederung_20_1">
      <style:text-properties officeooo:paragraph-rsid="001b92fe"/>
    </style:style>
    <style:style style:name="P9" style:family="paragraph" style:parent-style-name="Blue_5f_Curve1_7e_LT_7e_Gliederung_20_1">
      <style:paragraph-properties fo:text-align="start" style:justify-single-word="false"/>
      <style:text-properties fo:color="#000000" style:font-name="Liberation Serif" fo:font-size="12pt" officeooo:rsid="0016fb7f" style:font-size-asian="12pt" style:font-size-complex="12pt"/>
    </style:style>
    <style:style style:name="P10" style:family="paragraph" style:parent-style-name="Blue_5f_Curve1_7e_LT_7e_Gliederung_20_1">
      <style:paragraph-properties fo:text-align="start" style:justify-single-word="false"/>
      <style:text-properties fo:color="#000000" style:font-name="Liberation Serif" fo:font-size="12pt" officeooo:rsid="001b92fe" officeooo:paragraph-rsid="001b92fe" style:font-size-asian="12pt" style:font-size-complex="12pt"/>
    </style:style>
    <style:style style:name="P11" style:family="paragraph" style:parent-style-name="Standard">
      <style:text-properties officeooo:rsid="00156100" officeooo:paragraph-rsid="00156100"/>
    </style:style>
    <style:style style:name="P12" style:family="paragraph" style:parent-style-name="Standard">
      <style:text-properties officeooo:rsid="00156100" officeooo:paragraph-rsid="001b92fe"/>
    </style:style>
    <style:style style:name="P13" style:family="paragraph" style:parent-style-name="Standard">
      <style:text-properties officeooo:rsid="001b92fe" officeooo:paragraph-rsid="001b92fe"/>
    </style:style>
    <style:style style:name="P14" style:family="paragraph" style:parent-style-name="Standard">
      <style:text-properties officeooo:paragraph-rsid="00156100"/>
    </style:style>
    <style:style style:name="P15" style:family="paragraph" style:parent-style-name="Standard" style:list-style-name="L1">
      <style:text-properties officeooo:paragraph-rsid="001b92fe"/>
    </style:style>
    <style:style style:name="P16" style:family="paragraph" style:parent-style-name="Standard" style:list-style-name="L1">
      <style:text-properties officeooo:paragraph-rsid="00156100"/>
    </style:style>
    <style:style style:name="P17" style:family="paragraph" style:parent-style-name="Standard" style:list-style-name="L2">
      <style:text-properties officeooo:paragraph-rsid="001b92fe"/>
    </style:style>
    <style:style style:name="P18" style:family="paragraph" style:parent-style-name="Standard" style:list-style-name="L3">
      <style:text-properties officeooo:paragraph-rsid="001b92fe"/>
    </style:style>
    <style:style style:name="P19" style:family="paragraph" style:parent-style-name="Standard">
      <style:text-properties fo:color="#082da3" officeooo:rsid="00156100" officeooo:paragraph-rsid="00156100"/>
    </style:style>
    <style:style style:name="P20" style:family="paragraph" style:parent-style-name="Standard">
      <style:text-properties fo:color="#082da3" officeooo:rsid="0016d371" officeooo:paragraph-rsid="0016d371"/>
    </style:style>
    <style:style style:name="P21" style:family="paragraph" style:parent-style-name="Standard">
      <style:text-properties fo:color="#082da3" officeooo:rsid="0016fb7f" officeooo:paragraph-rsid="0016fb7f"/>
    </style:style>
    <style:style style:name="P22" style:family="paragraph" style:parent-style-name="Standard">
      <style:text-properties fo:color="#082da3" officeooo:rsid="001b92fe" officeooo:paragraph-rsid="001b92fe"/>
    </style:style>
    <style:style style:name="T1" style:family="text">
      <style:text-properties officeooo:rsid="0016d371"/>
    </style:style>
    <style:style style:name="T2" style:family="text">
      <style:text-properties officeooo:rsid="001b92fe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officeooo:rsid="00156100"/>
    </style:style>
    <style:style style:name="T7" style:family="text">
      <style:text-properties fo:font-weight="bold" officeooo:rsid="00156100" style:font-weight-asian="bold" style:font-weight-complex="bold"/>
    </style:style>
    <style:style style:name="T8" style:family="text">
      <style:text-properties style:use-window-font-color="true" style:font-name="Arial" fo:font-size="12pt" fo:font-weight="bold" officeooo:rsid="00156100" style:font-size-asian="12pt" style:font-weight-asian="bold" style:font-size-complex="12pt"/>
    </style:style>
    <style:style style:name="T9" style:family="text">
      <style:text-properties style:use-window-font-color="true" style:font-name="Arial" fo:font-size="12pt" officeooo:rsid="00156100" style:font-size-asian="12pt" style:font-size-complex="12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1b92fe" style:letter-kerning="true" style:font-name-asian="DejaVu Sans" style:font-size-asian="12pt" style:font-style-asian="normal" style:font-weight-asian="normal" style:font-name-complex="OpenSymbol1" style:font-size-complex="12pt" style:text-emphasize="none"/>
    </style:style>
    <style:style style:name="T11" style:family="text">
      <style:text-properties officeooo:rsid="001c4ac4"/>
    </style:style>
    <style:style style:name="T12" style:family="text">
      <style:text-properties fo:color="#082da3" officeooo:rsid="00156100"/>
    </style:style>
    <style:style style:name="T13" style:family="text">
      <style:text-properties fo:color="#082da3" officeooo:rsid="001b92fe"/>
    </style:style>
    <style:style style:name="T14" style:family="text">
      <style:text-properties fo:color="#082da3" officeooo:rsid="001c4ac4"/>
    </style:style>
    <style:style style:name="T15" style:family="text">
      <style:text-properties fo:color="#082da3" officeooo:rsid="0016d3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ola us bing a presenta al meu projecte que es la borsa de treball</text:p>
      <text:p text:style-name="P1"/>
      <text:p text:style-name="P1">Us explicare la motivació justificació</text:p>
      <text:p text:style-name="P1">Anàlisi tècnic</text:p>
      <text:p text:style-name="P13">Programes utilitzats</text:p>
      <text:p text:style-name="P1">Us mostrare un video on anire explican i el video promoció , </text:p>
      <text:p text:style-name="P1">us dire la conclució i la millores i finalizació</text:p>
      <text:p text:style-name="P1"/>
      <text:p text:style-name="P1">La clienta ma damanat fer una borsa de treball <text:s/><text:span text:style-name="T2">am dos registres l’</text:span>alumnes i empresas, on <text:span text:style-name="T2">l’</text:span>alumne <text:span text:style-name="T2">pot colocar tots el curriculums cartes de pre4sentació i cartes de recomendació que bulgui, també </text:span><text:s/>pot enscriures a una empresa , i l’empresa pot decidir si <text:span text:style-name="T2">la seva oferta </text:span>bol en practiques, practiques en opcio de quedares o treballar</text:p>
      <text:p text:style-name="P1"/>
      <text:p text:style-name="P1">En anàlisi tècnic</text:p>
      <text:p text:style-name="P1"/>
      <text:p text:style-name="P12">Per el frontend </text:p>
      <text:list xml:id="list4160094154" text:style-name="L1">
        <text:list-item>
          <text:p text:style-name="P15"><text:span text:style-name="T7">html</text:span><text:span text:style-name="T6"> per definira la estructura, </text:span></text:p>
        </text:list-item>
        <text:list-item>
          <text:p text:style-name="P15"><text:span text:style-name="T7">el css i boostrap </text:span><text:span text:style-name="T6">per posar-ho be </text:span></text:p>
        </text:list-item>
        <text:list-item>
          <text:p text:style-name="P16"><text:span text:style-name="T6">j</text:span><text:span text:style-name="T7">avascrip,Jqueri</text:span><text:span text:style-name="T6"> per facilitar la intercció dels documents</text:span></text:p>
        </text:list-item>
      </text:list>
      <text:p text:style-name="P1"/>
      <text:p text:style-name="P12">La part Backend </text:p>
      <text:list xml:id="list3643688218" text:style-name="L2">
        <text:list-item>
          <text:p text:style-name="P17"><text:span text:style-name="T6">el laravel per que me faciliti algunes accions</text:span></text:p>
        </text:list-item>
      </text:list>
      <text:p text:style-name="P1"/>
      <text:p text:style-name="P12">La part base de dades </text:p>
      <text:list xml:id="list380422288" text:style-name="L3">
        <text:list-item>
          <text:p text:style-name="P18"><text:span text:style-name="T6">myql per jo anan modifican les taules , vigilan que vaixi be </text:span><text:span text:style-name="T2">i modificar </text:span></text:p>
        </text:list-item>
      </text:list>
      <text:p text:style-name="P12"/>
      <text:p text:style-name="P13">Programes utilitzat : </text:p>
      <text:p text:style-name="P13"/>
      <text:p text:style-name="P8"><text:span text:style-name="T8">Visual Studio Code</text:span><text:span text:style-name="T9">: Per codificar i </text:span><text:span text:style-name="T10">moldeixar</text:span><text:span text:style-name="T9"> el projecte</text:span></text:p>
      <text:p text:style-name="P6"><text:span text:style-name="T5"><text:s/></text:span><text:span text:style-name="T3">Umbrello</text:span><text:span text:style-name="T5">: per fer el esquema de seqüencia, esquema de casos de us</text:span></text:p>
      <text:p text:style-name="P6"><text:span text:style-name="T5"><text:s/></text:span><text:span text:style-name="T3">Lucid:</text:span><text:span text:style-name="T5"> per fer el mapa de navegació</text:span></text:p>
      <text:p text:style-name="P6"><text:span text:style-name="T5"><text:s/></text:span><text:span text:style-name="T3">Trello</text:span><text:span text:style-name="T5">: on planificar el projecte</text:span></text:p>
      <text:p text:style-name="P6"><text:span text:style-name="T5"><text:s/></text:span><text:span text:style-name="T3">GitHub</text:span><text:span text:style-name="T5"> : On pujar tot el que baix fent</text:span></text:p>
      <text:p text:style-name="P6"><text:span text:style-name="T5"><text:s/></text:span><text:span text:style-name="T3">MockFlow</text:span><text:span text:style-name="T5">: Diseny de la pagina web</text:span></text:p>
      <text:p text:style-name="P6"><text:span text:style-name="T5"><text:s/></text:span><text:span text:style-name="T3">SoftCatala</text:span><text:span text:style-name="T5">: corrector ortografic</text:span></text:p>
      <text:p text:style-name="P7"><text:span text:style-name="T4">Dia:</text:span><text:span text:style-name="T5"> perf fer el diagrame de entitat relació</text:span></text:p>
      <text:p text:style-name="P13"/>
      <text:p text:style-name="P12"/>
      <text:p text:style-name="P12"/>
      <text:p text:style-name="P1"/>
      <text:p text:style-name="P1"/>
      <text:p text:style-name="P1"/>
      <text:p text:style-name="P1"/>
      <text:p text:style-name="P1"><text:soft-page-break/></text:p>
      <text:p text:style-name="P14"><text:span text:style-name="T6">Us mostrar un </text:span><text:span text:style-name="T2">video</text:span><text:span text:style-name="T6"> on jo </text:span><text:span text:style-name="T2">ara </text:span><text:span text:style-name="T6">anire explican </text:span></text:p>
      <text:p text:style-name="P1"/>
      <text:p text:style-name="P14"><text:span text:style-name="T12">En el registre he </text:span><text:span text:style-name="T13">fet que la contrasenya tigui 8 caracters, amb 1na majuscula i numeros, </text:span><text:span text:style-name="T12"><text:s/></text:span><text:span text:style-name="T14">he colocat un </text:span><text:span text:style-name="T12">capcha </text:span><text:span text:style-name="T15">per protegir el desxifrat de les contrasenyes i per saver si no sou uns robots.</text:span></text:p>
      <text:p text:style-name="P19"/>
      <text:p text:style-name="P20">En el login he colocat un recordatori de contrasenyes amb correu electrònic per poder-ho ajudar els usuaris a recordar-ho</text:p>
      <text:p text:style-name="P20"/>
      <text:p text:style-name="P20"/>
      <text:p text:style-name="P20">en el recorda’m guarda una cukie de inici de seció <text:s/></text:p>
      <text:p text:style-name="P20"/>
      <text:p text:style-name="P20">Entro com alumne</text:p>
      <text:p text:style-name="P20"/>
      <text:p text:style-name="P20">on mostra el perfil, el curriculums, la carta de presentació i la carta de recomendació <text:span text:style-name="T2">mostran un formulari on el alumna a de posar un titol i el pdf que ho guarda dins de la carpeta public/storage/curri si es curriculum , pre si es la presentacio i rec si es recomendacó</text:span>, ara mostro com <text:span text:style-name="T2"><text:s/></text:span>visualitzo una oferta i m’incric <text:span text:style-name="T2">i surt un avis de si estic segur <text:s/>de que bui inscriurem , aquí </text:span><text:s/>mostro les meves ofertes,</text:p>
      <text:p text:style-name="P20"/>
      <text:p text:style-name="P21">Ara he entrat com empresa, En ofertas on esta el boto de candidats el boto per veure i el de editar</text:p>
      <text:p text:style-name="P21"/>
      <text:p text:style-name="P21">En el boto de candidat ens mo<text:span text:style-name="T2">s</text:span>tra la llista de candidat <text:s/><text:span text:style-name="T2">inscrit , </text:span>el <text:span text:style-name="T2">seu </text:span>curriculum , la carta de presentació i el <text:span text:style-name="T2">boto de </text:span>de seleccionar candidats, en selcció de candidats <text:s/>surt el nom de l’alumne <text:span text:style-name="T2"><text:s/></text:span><text:s/>, l’email i un missatge per defecte , <text:span text:style-name="T2">cuan ckliques el boto i tot a anat be surt un missatge en verd. </text:span></text:p>
      <text:p text:style-name="P21"/>
      <text:p text:style-name="P22">Ara mostru que el alumna ja a rebut el missatge.</text:p>
      <text:p text:style-name="P4"/>
      <text:p text:style-name="P4"><text:span text:style-name="T2">Be a</text:span>ra us posu el video short marketing</text:p>
      <text:p text:style-name="P4"/>
      <text:p text:style-name="P4"/>
      <text:p text:style-name="P4"/>
      <text:p text:style-name="P5">En conclució Laravel és un framework molt potent que permet fer qualsevol classe d'aplicació web. El fet que segueixi la estructura del framework, fa que el desenvolupament de l'aplicació sigui escalable.</text:p>
      <text:p text:style-name="P9">Incorpora moltes eines i mòduls per la implementació de les diferents parts d'una aplicació web <text:span text:style-name="T2">per fero més fasil de utilitzar</text:span>. </text:p>
      <text:p text:style-name="P10">Aquest projecte ha sigut una experiencia nova, ja que es el meu primera practica d’empresa</text:p>
      <text:p text:style-name="P4"/>
      <text:p text:style-name="P1"/>
      <text:p text:style-name="P2">I sempre es pot millorar en tots els espectes, com ocultar el registre cuan et logeixes , mostrar les ofertes en les meves ofertes de alumne, <text:span text:style-name="T2">que en candidats surti el nom de la oferta </text:span><text:s text:c="2"/>....</text:p>
      <text:p text:style-name="P2"/>
      <text:p text:style-name="P3">Gracies <text:span text:style-name="T2">per aber confiat en mí <text:s/>i </text:span>per la bostre atenc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OpenSymbol1" style:font-family-complex="OpenSymbol, 'Arial Unicode M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OpenSymbol1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exto_20_original" style:display-name="Texto original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text-properties fo:color="#000080" style:font-name="Liberation Sans1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Muy_20_destacado" style:display-name="Muy destacado" style:family="paragraph" style:default-outline-level="">
      <style:text-properties style:font-name="Liberation Sans1" fo:font-family="'Liberation Sans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OpenSymbol1" style:font-family-complex="OpenSymbol, 'Arial Unicode MS'" style:font-family-generic-complex="system" style:font-pitch-complex="variable" style:font-size-complex="12pt"/>
    </style:style>
    <style:style style:name="Símbolos_20_de_20_numeración" style:display-name="Símbolos de numeración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Ancla_20_de_20_nota_20_final" style:display-name="Ancla de nota final" style:family="paragraph" style:default-outline-level="">
      <style:text-properties style:text-position="super 58%"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Caracteres_20_de_20_nota_20_final" style:display-name="Caracteres de nota final" style:family="paragraph" style:default-outline-level="">
      <style:text-properties style:font-name="Liberation Sans1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PO_5f_T1" style:display-name="PO_T1" style:family="paragraph" style:default-outline-level="">
      <style:text-properties fo:color="#000000" style:text-outline="false" style:text-line-through-style="none" style:text-line-through-type="none" style:font-name="Arial" fo:font-family="Arial" style:font-family-generic="roman" style:font-pitch="variable" fo:font-size="11pt" fo:letter-spacing="normal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OpenSymbol1" style:font-family-complex="OpenSymbol, 'Arial Unicode M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OpenSymbol1" style:font-family-complex="OpenSymbol, 'Arial Unicode M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20:55:59.052744267</meta:creation-date>
    <dc:date>2022-05-24T21:29:45.262794907</dc:date>
    <meta:editing-duration>PT46M4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587" meta:character-count="3259" meta:non-whitespace-character-count="2685"/>
  </office:meta>
</office:document-meta>
</file>